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02ac" officeooo:paragraph-rsid="001702ac"/>
    </style:style>
    <style:style style:name="T1" style:family="text">
      <style:text-properties officeooo:rsid="00189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2</text:p>
      <text:p text:style-name="P1"><text:tab/>The second day proceeded much like the first day at a/A, without all of the nerves. <text:s/>The day started with a lecture, in which we went over the solutions to the assessment. <text:s/>I learned a new method called zip, which was extremely useful for the folding cipher method that was on the assessment. <text:s/>After going over the assessment we continued on to problems that we worked <text:span text:style-name="T1">with</text:span> the previous day <text:span text:style-name="T1">in class</text:span>. <text:span text:style-name="T1">Tying into both of those</text:span> <text:span text:style-name="T1">w</text:span>e discussed getter and setter methods in depth, and also spent a fair amount of time discussing pass by reference. <text:s/><text:span text:style-name="T1">Jeff did a great job with lecture, not spending too much time on questions, with most 'extremely specific' questions being answered by 'Good question! We'd have to take that topic offline.'</text:span></text:p>
      <text:p text:style-name="P1"><text:tab/><text:span text:style-name="T1">After lecture I was partnered with Ian. <text:s/>We used all of our time almost exclusively on the memory puzzle project. <text:s/>I learned a lot of new material while working through the project, and a lot of useful concepts to use in the future. <text:s/>Many times we came to a standstill in the project as we tried to figure out what was going wrong with our code. <text:s/>For the most part the stack trace helped us immensely, when we remembered to look at specifics of it. <text:s/>We eventually finished the Memory Match game, but regrettably didn't make it to the Sudoku project. <text:s/>My greatness weakness right now by far is implementing classes into other classes. <text:s/>I can't wait to improve on what I've learned tod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9:18:15.938071301</meta:creation-date>
    <dc:date>2015-08-25T19:52:04.001057859</dc:date>
    <meta:editing-duration>PT1M57S</meta:editing-duration>
    <meta:editing-cycles>1</meta:editing-cycles>
    <meta:document-statistic meta:table-count="0" meta:image-count="0" meta:object-count="0" meta:page-count="1" meta:paragraph-count="3" meta:word-count="254" meta:character-count="1425" meta:non-whitespace-character-count="1161"/>
    <meta:generator>LibreOffice/4.2.8.2$Linux_X86_64 LibreOffice_project/420m0$Build-2</meta:generator>
  </office:meta>
</office:document-meta>
</file>